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86446669898898048" text:style-name="L1">
        <text:list-item>
          <text:p text:style-name="P1">Training application should have had 'accept' and 'reject' buttons, we just had 'accept'</text:p>
        </text:list-item>
        <text:list-item>
          <text:p text:style-name="P1">not enough differentiation between macdonals and expulsio, so we retrained another 60 examples of a mcdonalds with one more arch</text:p>
        </text:list-item>
        <text:list-item>
          <text:p text:style-name="P1">not enough quality control on training – e.g. Circles we, realized, were best detected as not singular, closed loop circles but as repeated or concentric circles.</text:p>
          <text:list>
            <text:list-item>
              <text:p text:style-name="P1">Solution – replace circle training with clean, single loop circles</text:p>
            </text:list-item>
          </text:list>
        </text:list-item>
      </text:list>
      <text:p text:style-name="Standard"/>
      <text:p text:style-name="Standard"/>
      <text:list xml:id="list594546282" text:continue-numbering="true" text:style-name="L1">
        <text:list-item>
          <text:p text:style-name="P1">tried DTW algorithm. Worked extremely well for 3 gestures, but began to get confused upon addition of a fourth</text:p>
        </text:list-item>
        <text:list-item>
          <text:p text:style-name="P1">why is adaboost better than anbc for this task?</text:p>
        </text:list-item>
      </text:list>
      <text:p text:style-name="Standard"/>
      <text:p text:style-name="Standard"/>
      <text:list xml:id="list1381814178" text:continue-numbering="true" text:style-name="L1">
        <text:list-item>
          <text:p text:style-name="P1">Heart of the problem is that most of the guesses we're taking are garbage – the training / test portion achieves 100% accuracy bc it can see the entire sample at one time...the demo is constantly sending malformed samples to be checked.</text:p>
          <text:list>
            <text:list-item>
              <text:p text:style-name="P1">So the whole thing is basically about minimizing the crappy data sent to the classifier</text:p>
            </text:list-item>
          </text:list>
        </text:list-item>
        <text:list-item>
          <text:p text:style-name="P1">Ensuring that training gestures occupy the full 30 frames would assist in helping the algorithm to differentiate between gestures</text:p>
        </text:list-item>
        <text:list-item>
          <text:p text:style-name="P1"/>
        </text:list-item>
      </text:list>
      <text:p text:style-name="Standard"/>
      <text:p text:style-name="Standard">action steps</text:p>
      <text:p text:style-name="Standard"/>
      <text:list xml:id="list2994260292641233153" text:style-name="L2">
        <text:list-item>
          <text:p text:style-name="P2">wand</text:p>
        </text:list-item>
        <text:list-item>
          <text:p text:style-name="P2">do another chart for latest pipeline</text:p>
        </text:list-item>
        <text:list-item>
          <text:p text:style-name="P2">github</text:p>
        </text:list-item>
        <text:list-item>
          <text:p text:style-name="P2">refactor</text:p>
        </text:list-item>
        <text:list-item>
          <text:p text:style-name="P2">fix font</text:p>
        </text:list-item>
        <text:list-item>
          <text:p text:style-name="P2">poster</text:p>
        </text:list-item>
        <text:list-item>
          <text:p text:style-name="P2">repor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rod Haas</meta:initial-creator>
    <meta:creation-date>2016-11-29T15:22:54</meta:creation-date>
    <dc:date>2016-12-04T02:39:15</dc:date>
    <dc:creator>Jarrod Haas</dc:creator>
    <meta:editing-duration>PT3H45M20S</meta:editing-duration>
    <meta:editing-cycles>9</meta:editing-cycles>
    <meta:generator>OpenOffice/4.1.3$Unix OpenOffice.org_project/413m1$Build-9783</meta:generator>
    <meta:document-statistic meta:table-count="0" meta:image-count="0" meta:object-count="0" meta:page-count="1" meta:paragraph-count="17" meta:word-count="204" meta:character-count="1155"/>
  </office:meta>
</office:document-meta>
</file>